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Auto (DO NOT TOUCH)" table:style-name="ta1">
        <table:table-column table:style-name="co1" table:default-cell-style-name="cBool"/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drmck82qfy3gwnss13q7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 office:value-type="float" office:value="41.06565" calcext:value-type="float">
            <text:p>41.06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CHEZEAUX GRAND CRU</text:p>
          </table:table-cell>
          <table:table-cell office:value-type="string" calcext:value-type="string">
            <text:p>DOMAINE DES PERDRI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7x9epz1q4bf8jz1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ezeaux Grand Cru</text:p>
          </table:table-cell>
          <table:table-cell office:value-type="string" calcext:value-type="string">
            <text:p>Domaine des Perdrix</text:p>
          </table:table-cell>
          <table:table-cell office:value-type="float" office:value="41.993652" calcext:value-type="float">
            <text:p>41.993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EME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270rmhp05yw7c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emes</text:p>
          </table:table-cell>
          <table:table-cell office:value-type="string" calcext:value-type="string">
            <text:p>Gaja</text:p>
          </table:table-cell>
          <table:table-cell office:value-type="float" office:value="35.404587" calcext:value-type="float">
            <text:p>35.404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 Ginestra</text:p>
          </table:table-cell>
          <table:table-cell office:value-type="string" calcext:value-type="string">
            <text:p>Domenico Clerico</text:p>
          </table:table-cell>
          <table:table-cell office:value-type="float" office:value="69.85556" calcext:value-type="float">
            <text:p>69.85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ksxs5tbbk6rk88q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Vietti</text:p>
          </table:table-cell>
          <table:table-cell office:value-type="float" office:value="35.262215" calcext:value-type="float">
            <text:p>35.262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PRAPÓ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6.216255" calcext:value-type="float">
            <text:p>46.21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5.284042" calcext:value-type="float">
            <text:p>45.284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1.851284" calcext:value-type="float">
            <text:p>41.851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7.97368" calcext:value-type="float">
            <text:p>47.97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30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66419" calcext:value-type="float">
            <text:p>48.66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30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66419" calcext:value-type="float">
            <text:p>48.66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RACHE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1300?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hz1ptbz9nxygn5kh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3.957268" calcext:value-type="float">
            <text:p>43.957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VENNIERES ROCHE AUX MOINES</text:p>
          </table:table-cell>
          <table:table-cell office:value-type="string" calcext:value-type="string">
            <text:p>DOMAINE AUX MOI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69mwhh4zm1rhmn7r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-Roche-aux-Moines</text:p>
          </table:table-cell>
          <table:table-cell office:value-type="string" calcext:value-type="string">
            <text:p>Domaine Aux Moines</text:p>
          </table:table-cell>
          <table:table-cell office:value-type="float" office:value="62.341003" calcext:value-type="float">
            <text:p>62.341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OREY LES BEAUNE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0z5tf2sn186m710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ey-Lès-Beaune</text:p>
          </table:table-cell>
          <table:table-cell office:value-type="string" calcext:value-type="string">
            <text:p>Dominique Laurent</text:p>
          </table:table-cell>
          <table:table-cell office:value-type="float" office:value="45.442627" calcext:value-type="float">
            <text:p>45.442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UZZ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rdjazkdmh0b1qk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Borgo del Tiglio</text:p>
          </table:table-cell>
          <table:table-cell office:value-type="float" office:value="42.899197" calcext:value-type="float">
            <text:p>42.899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GUIRAUDE CROZES HERMITAGE</text:p>
          </table:table-cell>
          <table:table-cell office:value-type="string" calcext:value-type="string">
            <text:p>ALAIN GRA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ds8a8aqrv75537n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uiraude Crozes-Hermitage</text:p>
          </table:table-cell>
          <table:table-cell office:value-type="string" calcext:value-type="string">
            <text:p>Alain Graillot</text:p>
          </table:table-cell>
          <table:table-cell office:value-type="float" office:value="61.59237" calcext:value-type="float">
            <text:p>61.592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ERMITAGE</text:p>
          </table:table-cell>
          <table:table-cell office:value-type="string" calcext:value-type="string">
            <text:p>DOMAINE DES MARTINELL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8tjwmbd62kezmbq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Domaine des Martinelles</text:p>
          </table:table-cell>
          <table:table-cell office:value-type="float" office:value="37.342464" calcext:value-type="float">
            <text:p>37.342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OXE CORTON</text:p>
          </table:table-cell>
          <table:table-cell office:value-type="string" calcext:value-type="string">
            <text:p>DOMAINE TOLLOT BEAU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60 (da vendere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hzbkebe517b10yq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</text:p>
          </table:table-cell>
          <table:table-cell office:value-type="string" calcext:value-type="string">
            <text:p>Domaine Tollot-Beaut</text:p>
          </table:table-cell>
          <table:table-cell office:value-type="float" office:value="49.870327" calcext:value-type="float">
            <text:p>49.870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/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xy0bhtkdbabpswv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Denis Mortet</text:p>
          </table:table-cell>
          <table:table-cell office:value-type="float" office:value="48.76336" calcext:value-type="float">
            <text:p>48.76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ykjzgn3gh2byt2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Denis Mortet</text:p>
          </table:table-cell>
          <table:table-cell office:value-type="float" office:value="52.968338" calcext:value-type="float">
            <text:p>52.968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INT ESTEPHE</text:p>
          </table:table-cell>
          <table:table-cell office:value-type="string" calcext:value-type="string">
            <text:p>CHATEAU HAUT BEAUSEJ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2 (è longevo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051gq8gaj1qqnrq3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Haut-Beauséjour</text:p>
          </table:table-cell>
          <table:table-cell office:value-type="float" office:value="46.41593" calcext:value-type="float">
            <text:p>46.41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JEAN GRIV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qpz4zgt18hfjwnv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ivot</text:p>
          </table:table-cell>
          <table:table-cell office:value-type="float" office:value="44.957466" calcext:value-type="float">
            <text:p>44.95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MEROL</text:p>
          </table:table-cell>
          <table:table-cell office:value-type="string" calcext:value-type="string">
            <text:p>CHATEAU GAZ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Pagata io 102€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Gazin</text:p>
          </table:table-cell>
          <table:table-cell office:value-type="float" office:value="36.536217" calcext:value-type="float">
            <text:p>36.536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Rose Reser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6mh67dwvtbs2deq2q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Réserve</text:p>
          </table:table-cell>
          <table:table-cell office:value-type="string" calcext:value-type="string">
            <text:p>Charles Heidsieck</text:p>
          </table:table-cell>
          <table:table-cell office:value-type="float" office:value="39.250134" calcext:value-type="float">
            <text:p>39.2501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e76yjnnc64vgcg0r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</text:p>
          </table:table-cell>
          <table:table-cell office:value-type="string" calcext:value-type="string">
            <text:p>Charles Heidsieck</text:p>
          </table:table-cell>
          <table:table-cell office:value-type="float" office:value="45.25188" calcext:value-type="float">
            <text:p>45.25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Brut Metodo Class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43.21595" calcext:value-type="float">
            <text:p>43.21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897" calcext:value-type="float">
            <text:p>33.14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897" calcext:value-type="float">
            <text:p>33.14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vqgypgv5wdesvhz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7.106487" calcext:value-type="float">
            <text:p>47.106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BERS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bhq3j2fmacg0syw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ersano</text:p>
          </table:table-cell>
          <table:table-cell office:value-type="float" office:value="32.43662" calcext:value-type="float">
            <text:p>32.43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LVASI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9jtvznrcx9ar7zx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Borgo del Tiglio</text:p>
          </table:table-cell>
          <table:table-cell office:value-type="float" office:value="40.87412" calcext:value-type="float">
            <text:p>40.87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CHIOPPETTIN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nr7dya4pttchy9c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Ronco del Gnemiz</text:p>
          </table:table-cell>
          <table:table-cell office:value-type="float" office:value="49.152267" calcext:value-type="float">
            <text:p>49.152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m9n2ydb5qec33f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 office:value-type="float" office:value="57.2257" calcext:value-type="float">
            <text:p>57.2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m9n2ydb5qec33f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 office:value-type="float" office:value="57.2257" calcext:value-type="float">
            <text:p>57.2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4y60p6rjaprm2pthb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Ronco del Gnemiz</text:p>
          </table:table-cell>
          <table:table-cell office:value-type="float" office:value="40.967854" calcext:value-type="float">
            <text:p>40.9678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pakfpdpc2j0y05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 office:value-type="float" office:value="49.464573" calcext:value-type="float">
            <text:p>49.464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5p67x8cndcmmdgm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iani</text:p>
          </table:table-cell>
          <table:table-cell office:value-type="float" office:value="29.827667" calcext:value-type="float">
            <text:p>29.827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kca5fk97j9mzfq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iani</text:p>
          </table:table-cell>
          <table:table-cell office:value-type="float" office:value="28.831116" calcext:value-type="float">
            <text:p>28.8311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ekbbq8wmtd487k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iani</text:p>
          </table:table-cell>
          <table:table-cell office:value-type="float" office:value="35.033142" calcext:value-type="float">
            <text:p>35.033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cp89vn4b9yj12sn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 office:value-type="float" office:value="38.47652" calcext:value-type="float">
            <text:p>38.47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FOSCO CALVA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qwzq5aeq91qyx4n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Calvari</text:p>
          </table:table-cell>
          <table:table-cell office:value-type="string" calcext:value-type="string">
            <text:p>Miani</text:p>
          </table:table-cell>
          <table:table-cell office:value-type="float" office:value="44.73145" calcext:value-type="float">
            <text:p>44.73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50.23522" calcext:value-type="float">
            <text:p>50.23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50.23522" calcext:value-type="float">
            <text:p>50.23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3.048286" calcext:value-type="float">
            <text:p>33.048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BREG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Breg</text:p>
          </table:table-cell>
          <table:table-cell office:value-type="string" calcext:value-type="string">
            <text:p>Gravner</text:p>
          </table:table-cell>
          <table:table-cell office:value-type="float" office:value="40.536293" calcext:value-type="float">
            <text:p>40.536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GIALLA 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321" calcext:value-type="float">
            <text:p>44.063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GIALLA 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321" calcext:value-type="float">
            <text:p>44.063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yhsynghj140yvd8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Edi Simčič</text:p>
          </table:table-cell>
          <table:table-cell office:value-type="float" office:value="40.31669" calcext:value-type="float">
            <text:p>40.316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7.082348" calcext:value-type="float">
            <text:p>37.082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cche dei Manzoni Valentino Brut E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by17dt3kevt9qbvad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lentino Brut Elena</text:p>
          </table:table-cell>
          <table:table-cell office:value-type="string" calcext:value-type="string">
            <text:p>Rocche dei Manzoni</text:p>
          </table:table-cell>
          <table:table-cell office:value-type="float" office:value="54.93118" calcext:value-type="float">
            <text:p>54.93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LA CENT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gbqwhw8465x3tf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 office:value-type="float" office:value="49.03911" calcext:value-type="float">
            <text:p>49.03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gp6e59aak2hw96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Borgo del Tiglio</text:p>
          </table:table-cell>
          <table:table-cell office:value-type="float" office:value="35.38688" calcext:value-type="float">
            <text:p>35.38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DOTT PALA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ddrc6dznyqjczf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 Cabernet</text:p>
          </table:table-cell>
          <table:table-cell office:value-type="string" calcext:value-type="string">
            <text:p>Ronco del Gnemiz</text:p>
          </table:table-cell>
          <table:table-cell office:value-type="float" office:value="51.212395" calcext:value-type="float">
            <text:p>51.212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SOL 2009 (MAGNUM)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BURI MG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cp89vn4b9yj12sn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 office:value-type="float" office:value="38.47652" calcext:value-type="float">
            <text:p>38.47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MIAN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SSO'</text:p>
          </table:table-cell>
          <table:table-cell office:value-type="string" calcext:value-type="string">
            <text:p>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24.787365" calcext:value-type="float">
            <text:p>24.787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SSO' MAGNUM</text:p>
          </table:table-cell>
          <table:table-cell office:value-type="string" calcext:value-type="string">
            <text:p>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24.787365" calcext:value-type="float">
            <text:p>24.787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MAGNUM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xy03f4afxmnr876v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oros Franco</text:p>
          </table:table-cell>
          <table:table-cell office:value-type="float" office:value="20.59578" calcext:value-type="float">
            <text:p>20.59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MAGNUM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3.048286" calcext:value-type="float">
            <text:p>33.048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MG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5.719097" calcext:value-type="float">
            <text:p>35.719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RAH</text:p>
          </table:table-cell>
          <table:table-cell office:value-type="string" calcext:value-type="string">
            <text:p>CASE VI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nwc7smzmc8ksh9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 office:value-type="float" office:value="33.623444" calcext:value-type="float">
            <text:p>33.623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39.053284" calcext:value-type="float">
            <text:p>39.053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CA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0wr1tk4fjvz732x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ca</text:p>
          </table:table-cell>
          <table:table-cell office:value-type="string" calcext:value-type="string">
            <text:p>Renato Ratti</text:p>
          </table:table-cell>
          <table:table-cell office:value-type="float" office:value="32.221855" calcext:value-type="float">
            <text:p>32.221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CA (MAGNUM)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0wr1tk4fjvz732x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ca</text:p>
          </table:table-cell>
          <table:table-cell office:value-type="string" calcext:value-type="string">
            <text:p>Renato Ratti</text:p>
          </table:table-cell>
          <table:table-cell office:value-type="float" office:value="32.221855" calcext:value-type="float">
            <text:p>32.221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ERE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32.018982" calcext:value-type="float">
            <text:p>32.018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IABOT M. G. (MAGNUM)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x1pd68wsczr6dx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55.787178" calcext:value-type="float">
            <text:p>55.7871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52.527294" calcext:value-type="float">
            <text:p>52.5272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(MAGNUM)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2.129005" calcext:value-type="float">
            <text:p>42.129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CASCINA FRANCIA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29.931366" calcext:value-type="float">
            <text:p>29.931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CASCINA FRANCIA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29.931366" calcext:value-type="float">
            <text:p>29.931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TTINARA</text:p>
          </table:table-cell>
          <table:table-cell office:value-type="string" calcext:value-type="string">
            <text:p>CONTERNO-NER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v0yqw6m7wxs5y3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Nervi</text:p>
          </table:table-cell>
          <table:table-cell office:value-type="float" office:value="34.5737" calcext:value-type="float">
            <text:p>34.5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TTINARA vigna molsino</text:p>
          </table:table-cell>
          <table:table-cell office:value-type="string" calcext:value-type="string">
            <text:p>CONTERNO-NER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c6nrat12qasd3pv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Vigna Molsino</text:p>
          </table:table-cell>
          <table:table-cell office:value-type="string" calcext:value-type="string">
            <text:p>Nervi</text:p>
          </table:table-cell>
          <table:table-cell office:value-type="float" office:value="39.992687" calcext:value-type="float">
            <text:p>39.992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gwegeg14ry41e9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inestrino</text:p>
          </table:table-cell>
          <table:table-cell office:value-type="string" calcext:value-type="string">
            <text:p>Conterno Fantino</text:p>
          </table:table-cell>
          <table:table-cell office:value-type="float" office:value="47.850647" calcext:value-type="float">
            <text:p>47.850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DONNA ASSUNTA (3L)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5.223934" calcext:value-type="float">
            <text:p>35.223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DONNA ASSUNTA (1,5L MG)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5.223934" calcext:value-type="float">
            <text:p>35.223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GNA D'LA ROUL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sjfs0d0cn2rn53k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d'La Roul</text:p>
          </table:table-cell>
          <table:table-cell office:value-type="string" calcext:value-type="string">
            <text:p>Rocche dei Manzoni</text:p>
          </table:table-cell>
          <table:table-cell office:value-type="float" office:value="42.255142" calcext:value-type="float">
            <text:p>42.255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APPELLA S. STEFANO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wbbq28adxqwhrxx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Cappella di S. Stefano Perno</text:p>
          </table:table-cell>
          <table:table-cell office:value-type="string" calcext:value-type="string">
            <text:p>Rocche dei Manzoni</text:p>
          </table:table-cell>
          <table:table-cell office:value-type="float" office:value="41.52405" calcext:value-type="float">
            <text:p>41.52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MADONNA ASS.-LA VILLA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7.831673" calcext:value-type="float">
            <text:p>37.831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UNATE</text:p>
          </table:table-cell>
          <table:table-cell office:value-type="string" calcext:value-type="string">
            <text:p>FRANCESCO RIN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y32kermecattmc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Brunate</text:p>
          </table:table-cell>
          <table:table-cell office:value-type="string" calcext:value-type="string">
            <text:p>Francesco Rinaldi &amp; Figli</text:p>
          </table:table-cell>
          <table:table-cell office:value-type="float" office:value="45.34929" calcext:value-type="float">
            <text:p>45.349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BERNARDOT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aqpt1hjwa1qakn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ernadot Bio</text:p>
          </table:table-cell>
          <table:table-cell office:value-type="string" calcext:value-type="string">
            <text:p>Ceretto</text:p>
          </table:table-cell>
          <table:table-cell office:value-type="float" office:value="41.739426" calcext:value-type="float">
            <text:p>41.739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USSI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a318dp2ab2ndw5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Bio</text:p>
          </table:table-cell>
          <table:table-cell office:value-type="string" calcext:value-type="string">
            <text:p>Ceretto</text:p>
          </table:table-cell>
          <table:table-cell office:value-type="float" office:value="41.286022" calcext:value-type="float">
            <text:p>41.2860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RGOGNE ALIGOTE'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45/50 da vender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2s2amtdnyfj8mzz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</text:p>
          </table:table-cell>
          <table:table-cell office:value-type="string" calcext:value-type="string">
            <text:p>Albert Joly</text:p>
          </table:table-cell>
          <table:table-cell office:value-type="float" office:value="30.13795" calcext:value-type="float">
            <text:p>30.13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S QUARTZ</text:p>
          </table:table-cell>
          <table:table-cell office:value-type="string" calcext:value-type="string">
            <text:p>DOMAINE DU CAILLO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80 Ross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wh88hpyhzs40zmck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Quartz Châteauneuf-du-Pape</text:p>
          </table:table-cell>
          <table:table-cell office:value-type="string" calcext:value-type="string">
            <text:p>Clos du Caillou</text:p>
          </table:table-cell>
          <table:table-cell office:value-type="float" office:value="30.69231" calcext:value-type="float">
            <text:p>30.692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RSANG BLANC FUME DE POILLY</text:p>
          </table:table-cell>
          <table:table-cell office:value-type="string" calcext:value-type="string">
            <text:p>DIDIER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2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Fumé de Pouilly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368477" calcext:value-type="float">
            <text:p>42.36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RSANG BLANC FUME DE POILLY MAGNUM</text:p>
          </table:table-cell>
          <table:table-cell office:value-type="string" calcext:value-type="string">
            <text:p>DIDIER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25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Fumé de Pouilly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368477" calcext:value-type="float">
            <text:p>42.36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TON CHARLEMAGNE GRAND CRU</text:p>
          </table:table-cell>
          <table:table-cell office:value-type="string" calcext:value-type="string">
            <text:p>DOMAINE BONNEAU DU MARTR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200 Annata top****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ppr69je9jedmns1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Bonneau du Martray</text:p>
          </table:table-cell>
          <table:table-cell office:value-type="float" office:value="60.260612" calcext:value-type="float">
            <text:p>60.260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8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URSAULT PERRIERES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250/26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c57et40pk6xc368s2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errieres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44.06417" calcext:value-type="float">
            <text:p>44.06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LIGNY MONTRACHET LES COMBETTES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150/16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2k9hhakhy46v52jfh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Combettes Premi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63981" calcext:value-type="float">
            <text:p>50.639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EVALIER MONTRACHET GRAND CRU MAGNUM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,20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hzfsr2n89ztag8d0j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584156" calcext:value-type="float">
            <text:p>48.584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LIGNY MONTRACHET 1CRU LE CAILLERT</text:p>
          </table:table-cell>
          <table:table-cell office:value-type="string" calcext:value-type="string">
            <text:p>YVES BOYER MARTE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r4j1gxvsf8t2n5e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 Cailleret'</text:p>
          </table:table-cell>
          <table:table-cell office:value-type="string" calcext:value-type="string">
            <text:p>Yves Boyer-Martenot</text:p>
          </table:table-cell>
          <table:table-cell office:value-type="float" office:value="61.540268" calcext:value-type="float">
            <text:p>61.540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URSAULT PERRIERS 1CRU</text:p>
          </table:table-cell>
          <table:table-cell office:value-type="string" calcext:value-type="string">
            <text:p>YVES BOYER MARTE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6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c5qss6frvzgvjzvg7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''''Perrières''''</text:p>
          </table:table-cell>
          <table:table-cell office:value-type="string" calcext:value-type="string">
            <text:p>Yves Boyer-Martenot</text:p>
          </table:table-cell>
          <table:table-cell office:value-type="float" office:value="55.810886" calcext:value-type="float">
            <text:p>55.8108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CON PIERRECLOS</text:p>
          </table:table-cell>
          <table:table-cell office:value-type="string" calcext:value-type="string">
            <text:p>DOMAINE GUFFE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7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gkzg2t4pr07daqd0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Pierreclos</text:p>
          </table:table-cell>
          <table:table-cell office:value-type="string" calcext:value-type="string">
            <text:p>Guffens-Heynen</text:p>
          </table:table-cell>
          <table:table-cell office:value-type="float" office:value="38.63612" calcext:value-type="float">
            <text:p>38.63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ULIGNY MONTRACHET 1CRU LES FOLATIERES</text:p>
          </table:table-cell>
          <table:table-cell office:value-type="string" calcext:value-type="string">
            <text:p>DOMAINE CHAVY CH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76nqmtjg5rkg841cm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s Folatières'</text:p>
          </table:table-cell>
          <table:table-cell office:value-type="string" calcext:value-type="string">
            <text:p>Chavy-Chouet</text:p>
          </table:table-cell>
          <table:table-cell office:value-type="float" office:value="55.32069" calcext:value-type="float">
            <text:p>55.320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ES VERGERS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9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vt9j7hbbgeskxqj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Les Vergers'</text:p>
          </table:table-cell>
          <table:table-cell office:value-type="string" calcext:value-type="string">
            <text:p>Fontaine-Gagnard</text:p>
          </table:table-cell>
          <table:table-cell office:value-type="float" office:value="54.45964" calcext:value-type="float">
            <text:p>54.45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A MA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2.43265" calcext:value-type="float">
            <text:p>52.4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IOTES BATARD MONTRACHET GRAND CRU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hfdyc8ez35vmsqcjg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iots-Bâtard-Montrachet Grand Cru</text:p>
          </table:table-cell>
          <table:table-cell office:value-type="string" calcext:value-type="string">
            <text:p>Fontaine-Gagnard</text:p>
          </table:table-cell>
          <table:table-cell office:value-type="float" office:value="56.570633" calcext:value-type="float">
            <text:p>56.570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A MAL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4.743244" calcext:value-type="float">
            <text:p>54.743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A MAL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9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4.743244" calcext:value-type="float">
            <text:p>54.743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UZERON</text:p>
          </table:table-cell>
          <table:table-cell office:value-type="string" calcext:value-type="string">
            <text:p>DOMAINE A.ET.P DE VILL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 (non si trovano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4tkhn10js0kjazzw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zeron Bacchus</text:p>
          </table:table-cell>
          <table:table-cell office:value-type="string" calcext:value-type="string">
            <text:p>Domaine A. et P. de Villaine</text:p>
          </table:table-cell>
          <table:table-cell office:value-type="float" office:value="46.652573" calcext:value-type="float">
            <text:p>46.652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 LES VERGERS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vt9j7hbbgeskxqj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Les Vergers'</text:p>
          </table:table-cell>
          <table:table-cell office:value-type="string" calcext:value-type="string">
            <text:p>Fontaine-Gagnard</text:p>
          </table:table-cell>
          <table:table-cell office:value-type="float" office:value="54.951923" calcext:value-type="float">
            <text:p>54.951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URGOGNE CUVEE HALINARD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y7k0qmnq55q87x47n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'Cuvée Halinard'</text:p>
          </table:table-cell>
          <table:table-cell office:value-type="string" calcext:value-type="string">
            <text:p>Dugat-Py</text:p>
          </table:table-cell>
          <table:table-cell office:value-type="float" office:value="55.820923" calcext:value-type="float">
            <text:p>55.820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EUR DE ROY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t0hywf4k2hxj1hk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 Cuvée Cœur de Roy</text:p>
          </table:table-cell>
          <table:table-cell office:value-type="string" calcext:value-type="string">
            <text:p>Dugat-Py</text:p>
          </table:table-cell>
          <table:table-cell office:value-type="float" office:value="44.96256" calcext:value-type="float">
            <text:p>44.96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1CRU CHAMPEAUX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jdtqmprvxya34861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Champeaux'</text:p>
          </table:table-cell>
          <table:table-cell office:value-type="string" calcext:value-type="string">
            <text:p>Dugat-Py</text:p>
          </table:table-cell>
          <table:table-cell office:value-type="float" office:value="44.392906" calcext:value-type="float">
            <text:p>44.392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ZOYERS CHAMBERTE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702r6cacmd5teyh0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oyères-Chambertin Grand Cru</text:p>
          </table:table-cell>
          <table:table-cell office:value-type="string" calcext:value-type="string">
            <text:p>Dugat-Py</text:p>
          </table:table-cell>
          <table:table-cell office:value-type="float" office:value="54.733307" calcext:value-type="float">
            <text:p>54.7333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ZIS CHAMBERTE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mnvb3aa8t20679y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is-Chambertin Grand Cru</text:p>
          </table:table-cell>
          <table:table-cell office:value-type="string" calcext:value-type="string">
            <text:p>Dugat-Py</text:p>
          </table:table-cell>
          <table:table-cell office:value-type="float" office:value="54.911064" calcext:value-type="float">
            <text:p>54.9110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VIEILLES VIGNES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s04qn0dbmchcj6w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</text:p>
          </table:table-cell>
          <table:table-cell office:value-type="string" calcext:value-type="string">
            <text:p>Dugat-Py</text:p>
          </table:table-cell>
          <table:table-cell office:value-type="float" office:value="54.747086" calcext:value-type="float">
            <text:p>54.747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LEX BLANC FUME' DE POUILLY</text:p>
          </table:table-cell>
          <table:table-cell office:value-type="string" calcext:value-type="string">
            <text:p>DIDIER DAGUE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7.001637" calcext:value-type="float">
            <text:p>47.001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LEX BLANC FUME' DE POUILLY</text:p>
          </table:table-cell>
          <table:table-cell office:value-type="string" calcext:value-type="string">
            <text:p>DIDIER DAGUE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7.001637" calcext:value-type="float">
            <text:p>47.001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DMOND SANCERRE</text:p>
          </table:table-cell>
          <table:table-cell office:value-type="string" calcext:value-type="string">
            <text:p>ALOPHONSE ME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35 (è un base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xbarz5c36xz4gxf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dmond Sancerre</text:p>
          </table:table-cell>
          <table:table-cell office:value-type="string" calcext:value-type="string">
            <text:p>Alphonse Mellot</text:p>
          </table:table-cell>
          <table:table-cell office:value-type="float" office:value="54.476807" calcext:value-type="float">
            <text:p>54.476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 SANCERRE MAGNUM </text:p>
          </table:table-cell>
          <table:table-cell office:value-type="string" calcext:value-type="string">
            <text:p>ALOPHONSE MELLO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xxyppcstq64d201b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</text:p>
          </table:table-cell>
          <table:table-cell office:value-type="string" calcext:value-type="string">
            <text:p>Alphonse Mellot</text:p>
          </table:table-cell>
          <table:table-cell office:value-type="float" office:value="43.857452" calcext:value-type="float">
            <text:p>43.857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SAINT GEORGES 1CRU</text:p>
          </table:table-cell>
          <table:table-cell office:value-type="string" calcext:value-type="string">
            <text:p>DOMAINE PRIEURE R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t4f3y865ts8m6aa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Clos des Corvées'</text:p>
          </table:table-cell>
          <table:table-cell office:value-type="string" calcext:value-type="string">
            <text:p>Domaine Prieuré Roch</text:p>
          </table:table-cell>
          <table:table-cell office:value-type="float" office:value="41.735092" calcext:value-type="float">
            <text:p>41.7350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SAINT GEORGES 1CRU</text:p>
          </table:table-cell>
          <table:table-cell office:value-type="string" calcext:value-type="string">
            <text:p>DOMAINE DES PERDRI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8h4xq5h26yp5gks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Domaine des Perdrix</text:p>
          </table:table-cell>
          <table:table-cell office:value-type="float" office:value="42.56838" calcext:value-type="float">
            <text:p>42.56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BOLLE MUSIGNY</text:p>
          </table:table-cell>
          <table:table-cell office:value-type="string" calcext:value-type="string">
            <text:p>DOMAINE DI GIOIA RO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7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n2s8e792nj0s4dgc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Digioia-Royer</text:p>
          </table:table-cell>
          <table:table-cell office:value-type="float" office:value="31.018673" calcext:value-type="float">
            <text:p>31.018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NEUF DU PAPE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j2540j3jpb6pe22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ieilles Vigne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6.723335" calcext:value-type="float">
            <text:p>36.7233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9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sa8haqahw04eqkch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Faiveley</text:p>
          </table:table-cell>
          <table:table-cell office:value-type="float" office:value="34.255756" calcext:value-type="float">
            <text:p>34.2557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 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v90e75j7g7rwa2g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Hudelot-Noëllat</text:p>
          </table:table-cell>
          <table:table-cell office:value-type="float" office:value="53.30088" calcext:value-type="float">
            <text:p>53.30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 1CRU LES SUCHOTS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yj3dtx247c4mkj0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 Premier Cru Les Suchots</text:p>
          </table:table-cell>
          <table:table-cell office:value-type="string" calcext:value-type="string">
            <text:p>Hudelot-Noëllat</text:p>
          </table:table-cell>
          <table:table-cell office:value-type="float" office:value="58.17319" calcext:value-type="float">
            <text:p>58.173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h6t9kg0s5x6ydbv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 de Nuits Clos de Vougeot Grand Cru</text:p>
          </table:table-cell>
          <table:table-cell office:value-type="string" calcext:value-type="string">
            <text:p>Hudelot-Noëllat</text:p>
          </table:table-cell>
          <table:table-cell office:value-type="float" office:value="52.753605" calcext:value-type="float">
            <text:p>52.753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AS </text:p>
          </table:table-cell>
          <table:table-cell office:value-type="string" calcext:value-type="string">
            <text:p>DOMAINE CLA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kfaz24sbg7ry0j0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Auguste Clape</text:p>
          </table:table-cell>
          <table:table-cell office:value-type="float" office:value="26.37431" calcext:value-type="float">
            <text:p>26.374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BOLLE MUSIGNY 1CRU</text:p>
          </table:table-cell>
          <table:table-cell office:value-type="string" calcext:value-type="string">
            <text:p>PHILIPPE PACA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/25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mgwtbj2czgfmr4yzj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Philippe Pacalet</text:p>
          </table:table-cell>
          <table:table-cell office:value-type="float" office:value="47.97611" calcext:value-type="float">
            <text:p>47.976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LNAY LES CHAMPAN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0eyfchq20w8md4a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hampans'</text:p>
          </table:table-cell>
          <table:table-cell office:value-type="string" calcext:value-type="string">
            <text:p>Domaine de Montille</text:p>
          </table:table-cell>
          <table:table-cell office:value-type="float" office:value="37.02373" calcext:value-type="float">
            <text:p>37.02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LNAY LES CHAMPAN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/18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0eyfchq20w8md4a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hampans'</text:p>
          </table:table-cell>
          <table:table-cell office:value-type="string" calcext:value-type="string">
            <text:p>Domaine de Montille</text:p>
          </table:table-cell>
          <table:table-cell office:value-type="float" office:value="37.02373" calcext:value-type="float">
            <text:p>37.02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MMARD GRANDS EPENOT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/18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1nmqv6xg8wqyxxt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Grands Epenots'</text:p>
          </table:table-cell>
          <table:table-cell office:value-type="string" calcext:value-type="string">
            <text:p>Domaine de Montille</text:p>
          </table:table-cell>
          <table:table-cell office:value-type="float" office:value="41.003464" calcext:value-type="float">
            <text:p>41.003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VIEILES VIGNES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43sn82t77q1mpg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Denis Mortet</text:p>
          </table:table-cell>
          <table:table-cell office:value-type="float" office:value="53.624153" calcext:value-type="float">
            <text:p>53.624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VIEILES VIGNES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/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43sn82t77q1mpg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Denis Mortet</text:p>
          </table:table-cell>
          <table:table-cell office:value-type="float" office:value="53.624153" calcext:value-type="float">
            <text:p>53.624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tdr04z9sd2rkyd7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os</text:p>
          </table:table-cell>
          <table:table-cell office:value-type="float" office:value="37.23922" calcext:value-type="float">
            <text:p>37.239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tdr04z9sd2rkyd7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os</text:p>
          </table:table-cell>
          <table:table-cell office:value-type="float" office:value="37.23922" calcext:value-type="float">
            <text:p>37.239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BERTIN GRAND CRU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tc2sxksnbwdsxj3m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ertin Grand Cru</text:p>
          </table:table-cell>
          <table:table-cell office:value-type="string" calcext:value-type="string">
            <text:p>Domaine Trapet</text:p>
          </table:table-cell>
          <table:table-cell office:value-type="float" office:value="36.44229" calcext:value-type="float">
            <text:p>36.442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TRICIERES CHAMBERTIN GRAND CRU 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trhzzw40es7s3z8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tricières-Chambertin Grand Cru</text:p>
          </table:table-cell>
          <table:table-cell office:value-type="string" calcext:value-type="string">
            <text:p>Domaine Trapet</text:p>
          </table:table-cell>
          <table:table-cell office:value-type="float" office:value="43.309326" calcext:value-type="float">
            <text:p>43.309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1CRU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sv8sdzatncvh43b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Trapet</text:p>
          </table:table-cell>
          <table:table-cell office:value-type="float" office:value="36.973427" calcext:value-type="float">
            <text:p>36.973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o Paillard Blanc de blancs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vrwywht48ktm3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</text:p>
          </table:table-cell>
          <table:table-cell office:value-type="string" calcext:value-type="string">
            <text:p>Bruno Paillard</text:p>
          </table:table-cell>
          <table:table-cell office:value-type="float" office:value="46.37206" calcext:value-type="float">
            <text:p>46.37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Brut Reser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ys8kwr426s2yek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Charles Heidsieck</text:p>
          </table:table-cell>
          <table:table-cell office:value-type="float" office:value="38.58456" calcext:value-type="float">
            <text:p>38.58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Blancs des Millenaires 2014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e53912xfj6fsy3r4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s Millénaires</text:p>
          </table:table-cell>
          <table:table-cell office:value-type="string" calcext:value-type="string">
            <text:p>Charles Heidsieck</text:p>
          </table:table-cell>
          <table:table-cell office:value-type="float" office:value="48.997913" calcext:value-type="float">
            <text:p>48.997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m Perignon Vintage 2013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0.752563" calcext:value-type="float">
            <text:p>40.7525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hilipponat Reserve Pas do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dw1mz9w5ezwc97a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Non Dosé</text:p>
          </table:table-cell>
          <table:table-cell office:value-type="string" calcext:value-type="string">
            <text:p>Philipponnat</text:p>
          </table:table-cell>
          <table:table-cell office:value-type="float" office:value="28.704803" calcext:value-type="float">
            <text:p>28.704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rier Jouet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6cbh29qm8an46fs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48.99935" calcext:value-type="float">
            <text:p>48.99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rier Jouet Belle Epoque 2015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3.01982" calcext:value-type="float">
            <text:p>53.01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l Roger Sir Winston Churchill 199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54.532856" calcext:value-type="float">
            <text:p>54.532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lon Brut Cuvée 199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Cuvée S Le Mesnil Brut</text:p>
          </table:table-cell>
          <table:table-cell office:value-type="string" calcext:value-type="string">
            <text:p>Salon</text:p>
          </table:table-cell>
          <table:table-cell office:value-type="float" office:value="26.52911" calcext:value-type="float">
            <text:p>26.52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llavista Alma Pas Dosè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pkpcb8npmyet7qg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 Cuvée Alma Pas Dosé</text:p>
          </table:table-cell>
          <table:table-cell office:value-type="string" calcext:value-type="string">
            <text:p>Bellavista</text:p>
          </table:table-cell>
          <table:table-cell office:value-type="float" office:value="37.951363" calcext:value-type="float">
            <text:p>37.951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tadi Castaldi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y48brc17qyswmgs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Contadi Castaldi</text:p>
          </table:table-cell>
          <table:table-cell office:value-type="float" office:value="47.03816" calcext:value-type="float">
            <text:p>47.038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tadi Castaldi Blanc Extra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xtp2c61q9ev65fz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ànc Extra Brut</text:p>
          </table:table-cell>
          <table:table-cell office:value-type="string" calcext:value-type="string">
            <text:p>Contadi Castaldi</text:p>
          </table:table-cell>
          <table:table-cell office:value-type="float" office:value="53.051834" calcext:value-type="float">
            <text:p>53.051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à del Bosco Cuvée Presti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36.204956" calcext:value-type="float">
            <text:p>36.2049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a Caterina Cuvée 60 Zero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wwxac1xgpgyr9nd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Blanc de Blancs 60 Zero</text:p>
          </table:table-cell>
          <table:table-cell office:value-type="string" calcext:value-type="string">
            <text:p>Casa Caterina</text:p>
          </table:table-cell>
          <table:table-cell office:value-type="float" office:value="48.61495" calcext:value-type="float">
            <text:p>48.61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a Caterina Cuvée 36 Rosè Natu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0hjrp5b16exagwc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36 Nature Rosé Brut</text:p>
          </table:table-cell>
          <table:table-cell office:value-type="string" calcext:value-type="string">
            <text:p>Casa Caterina</text:p>
          </table:table-cell>
          <table:table-cell office:value-type="float" office:value="46.529644" calcext:value-type="float">
            <text:p>46.5296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 Rossa Coupé Non dos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xpma2pkj9dk7pws9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upé</text:p>
          </table:table-cell>
          <table:table-cell office:value-type="string" calcext:value-type="string">
            <text:p>Monte Rossa</text:p>
          </table:table-cell>
          <table:table-cell office:value-type="float" office:value="39.920677" calcext:value-type="float">
            <text:p>39.920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drotti Dosaggio Zero Millesim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k1xchpph5jkd25c9x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Zero Millesimato</text:p>
          </table:table-cell>
          <table:table-cell office:value-type="string" calcext:value-type="string">
            <text:p>Pedrotti</text:p>
          </table:table-cell>
          <table:table-cell office:value-type="float" office:value="41.47586" calcext:value-type="float">
            <text:p>41.47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Pas Dose Millesim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1.03994" calcext:value-type="float">
            <text:p>41.039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Rosè Extra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ya48dt1wmhttc8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Haderburg</text:p>
          </table:table-cell>
          <table:table-cell office:value-type="float" office:value="34.918587" calcext:value-type="float">
            <text:p>34.918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esco Bellei Metodo Class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x7fh691m5g3dr16jh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etodo Classico Brut</text:p>
          </table:table-cell>
          <table:table-cell office:value-type="string" calcext:value-type="string">
            <text:p>Francesco Bellei &amp; C</text:p>
          </table:table-cell>
          <table:table-cell office:value-type="float" office:value="36.85479" calcext:value-type="float">
            <text:p>36.85479</text:p>
          </table:table-cell>
        </table:table-row>
      </table:table>
      <table:table table:name="Manual (insert ids)" table:style-name="ta1">
        <table:table-column table:style-name="co1" table:default-cell-style-name="cBool"/>
        <table:table-column table:style-name="co1" table:number-columns-repeated="13" table:default-cell-style-name="Default"/>
        <table:table-column table:style-name="co1" table:default-cell-style-name="cBool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table:number-columns-repeated="2"/>
          <table:table-cell office:value-type="string" calcext:value-type="string">
            <text:p>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table:number-columns-repeated="2"/>
          <table:table-cell office:value-type="string" calcext:value-type="string">
            <text:p>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v0yqw6m7wxs5y33s</text:p>
          </table:table-cell>
          <table:table-cell table:number-columns-repeated="2"/>
          <table:table-cell office:value-type="string" calcext:value-type="string">
            <text:p>GATTINA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table:number-columns-repeated="2"/>
          <table:table-cell office:value-type="string" calcext:value-type="string">
            <text:p>DELLA PIEVE</text:p>
          </table:table-cell>
          <table:table-cell office:value-type="string" calcext:value-type="string">
            <text:p>FLACCI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dfr3jwtwh28199qb</text:p>
          </table:table-cell>
          <table:table-cell table:number-columns-repeated="2"/>
          <table:table-cell office:value-type="string" calcext:value-type="string">
            <text:p>REFOSCO dal Peduncolo 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hw5wb1mwayhck9ta</text:p>
          </table:table-cell>
          <table:table-cell table:number-columns-repeated="2"/>
          <table:table-cell office:value-type="string" calcext:value-type="string">
            <text:p>SAUVIGNON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4p4qj0zady87n2p7g</text:p>
          </table:table-cell>
          <table:table-cell table:number-columns-repeated="2"/>
          <table:table-cell office:value-type="string" calcext:value-type="string">
            <text:p>CHIANTI CLASSICO (MAGNUM)</text:p>
          </table:table-cell>
          <table:table-cell office:value-type="string" calcext:value-type="string">
            <text:p>CASTELLO DI BROL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ykn5cfzvyrbxazas</text:p>
          </table:table-cell>
          <table:table-cell table:number-columns-repeated="2"/>
          <table:table-cell office:value-type="string" calcext:value-type="string">
            <text:p>MERLOT TOSCANA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v61mtagxxb0v6r6f</text:p>
          </table:table-cell>
          <table:table-cell table:number-columns-repeated="2"/>
          <table:table-cell office:value-type="string" calcext:value-type="string">
            <text:p>PINOT NERO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2rb1cvxxae1x44jvy</text:p>
          </table:table-cell>
          <table:table-cell table:number-columns-repeated="2"/>
          <table:table-cell office:value-type="string" calcext:value-type="string">
            <text:p>BAROLO ROCCHE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6h3wdxhfs6e58096</text:p>
          </table:table-cell>
          <table:table-cell table:number-columns-repeated="2"/>
          <table:table-cell office:value-type="string" calcext:value-type="string">
            <text:p>BAROLO riserva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c6nrat12qasd3pvzy</text:p>
          </table:table-cell>
          <table:table-cell table:number-columns-repeated="2"/>
          <table:table-cell office:value-type="string" calcext:value-type="string">
            <text:p>GATTINARA vigna molsino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1hbh7t7k0wkgswkk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1hbh7t7k0wkgswkk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1hbh7t7k0wkgswkk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1hbh7t7k0wkgswkk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1hbh7t7k0wkgswkk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mwsha8fgg7n6159b</text:p>
          </table:table-cell>
          <table:table-cell table:number-columns-repeated="2"/>
          <table:table-cell office:value-type="string" calcext:value-type="string">
            <text:p>BAROLO VIGNA ROCCHE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06ynaty6rcxkr29ks</text:p>
          </table:table-cell>
          <table:table-cell table:number-columns-repeated="2"/>
          <table:table-cell office:value-type="string" calcext:value-type="string">
            <text:p>CLOS DE LA COULEE DE SERRANT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30 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ULIGNY MONTRACHET LES FOLATIERES 1CRU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00 Buona annata*** 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ULIGNY MONTRACHET LES COMBETTES 1CRU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10 ***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ULIGNY MONTRACHET LES COMBETTES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90 *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SSAGNE MONTRACHET 1CRU LES CAILLERETS</text:p>
          </table:table-cell>
          <table:table-cell office:value-type="string" calcext:value-type="string">
            <text:p>DOMAINE A.ET.P DE VILL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vd849k5t93tw4pbhc</text:p>
          </table:table-cell>
          <table:table-cell table:number-columns-repeated="2"/>
          <table:table-cell office:value-type="string" calcext:value-type="string">
            <text:p>CHARMES CHAMBERTI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float" office:value="800" calcext:value-type="float">
            <text:p>8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OMMARD GRANDS EPENOTS</text:p>
          </table:table-cell>
          <table:table-cell office:value-type="string" calcext:value-type="string">
            <text:p>DOMAINE PRIEURE R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zqq1nc5ssy5wxayd</text:p>
          </table:table-cell>
          <table:table-cell table:number-columns-repeated="2"/>
          <table:table-cell office:value-type="string" calcext:value-type="string">
            <text:p>GEVREY CHAMBERTIN</text:p>
          </table:table-cell>
          <table:table-cell office:value-type="string" calcext:value-type="string">
            <text:p>CLAUDE DU G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float" office:value="150" calcext:value-type="float">
            <text:p>1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2y0a0hgdmz5czp42g7</text:p>
          </table:table-cell>
          <table:table-cell table:number-columns-repeated="2"/>
          <table:table-cell office:value-type="string" calcext:value-type="string">
            <text:p>VOSNE ROMANEE 1CRU LES CHAUMES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2wyasvmfgp26hgz4wn</text:p>
          </table:table-cell>
          <table:table-cell table:number-columns-repeated="2"/>
          <table:table-cell office:value-type="string" calcext:value-type="string">
            <text:p>ECHEZEAUX GRAND CRU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350 da vendere, l ho pagata 65 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4rxrjyjxd4za3j27p</text:p>
          </table:table-cell>
          <table:table-cell table:number-columns-repeated="2"/>
          <table:table-cell office:value-type="string" calcext:value-type="string">
            <text:p>Billecart Salmon Brut Reser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qgz03b49ag9z598bb</text:p>
          </table:table-cell>
          <table:table-cell table:number-columns-repeated="2"/>
          <table:table-cell office:value-type="string" calcext:value-type="string">
            <text:p>Charles Heidsieck Vintage 2013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evc6qkfan4mbexd3n</text:p>
          </table:table-cell>
          <table:table-cell table:number-columns-repeated="2"/>
          <table:table-cell office:value-type="string" calcext:value-type="string">
            <text:p>Philippe Gilbert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b40k9zcgztby0bc7mzsx7j</text:p>
          </table:table-cell>
          <table:table-cell table:number-columns-repeated="2"/>
          <table:table-cell office:value-type="string" calcext:value-type="string">
            <text:p>Bellavista Alma Assembl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b48wdh12x6qgf1kmezwz0n</text:p>
          </table:table-cell>
          <table:table-cell table:number-columns-repeated="2"/>
          <table:table-cell office:value-type="string" calcext:value-type="string">
            <text:p>Bellavista Rosè Assembl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qdvpxqpdw0e50xhq</text:p>
          </table:table-cell>
          <table:table-cell table:number-columns-repeated="2"/>
          <table:table-cell office:value-type="string" calcext:value-type="string">
            <text:p>Ferrari Maximum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t3as5fxtd0zbp10a7z</text:p>
          </table:table-cell>
          <table:table-cell table:number-columns-repeated="2"/>
          <table:table-cell office:value-type="string" calcext:value-type="string">
            <text:p>Pedrotti Brut Natu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8yebbn6bm4qcszx9qhyf95</text:p>
          </table:table-cell>
          <table:table-cell table:number-columns-repeated="2"/>
          <table:table-cell office:value-type="string" calcext:value-type="string">
            <text:p>San Leonardo Marchesi Guerrieri Gonzaga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3cab52wdy0m1xqk4</text:p>
          </table:table-cell>
          <table:table-cell table:number-columns-repeated="2"/>
          <table:table-cell office:value-type="string" calcext:value-type="string">
            <text:p>Haderburg Hausmanof Riser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bwrbds0s5x4bb3h1zt</text:p>
          </table:table-cell>
          <table:table-cell table:number-columns-repeated="2"/>
          <table:table-cell office:value-type="string" calcext:value-type="string">
            <text:p>Rocche dei Manzoni Valentino Brut 0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bxwja31kfpyr0agegj</text:p>
          </table:table-cell>
          <table:table-cell table:number-columns-repeated="2"/>
          <table:table-cell office:value-type="string" calcext:value-type="string">
            <text:p>Rocche dei Manzoni Valentino Brut 0 Rosè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10:08:14.105807960</dc:date>
    <meta:editing-duration>PT32S</meta:editing-duration>
    <meta:editing-cycles>3</meta:editing-cycles>
    <meta:generator>LibreOffice/7.3.7.2$Linux_X86_64 LibreOffice_project/30$Build-2</meta:generator>
    <meta:document-statistic meta:table-count="2" meta:cell-count="3129" meta:object-count="0"/>
  </office:meta>
</office:document-meta>
</file>